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language="ru" fo:country="RU" officeooo:rsid="0002fcc8" officeooo:paragraph-rsid="0002fcc8"/>
    </style:style>
    <style:style style:name="P2" style:family="paragraph" style:parent-style-name="Preformatted_20_Text">
      <style:text-properties style:font-name="Times New Roman" fo:font-size="12pt" fo:language="ru" fo:country="RU" fo:font-weight="bold" officeooo:rsid="0002fcc8" officeooo:paragraph-rsid="0002fcc8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" fo:font-size="11pt" fo:language="ru" fo:country="RU" fo:font-weight="bold" officeooo:rsid="0002fcc8" officeooo:paragraph-rsid="0002fcc8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style:font-name="Times New Roman" fo:font-size="11pt" fo:language="ru" fo:country="RU" officeooo:rsid="0002fcc8" officeooo:paragraph-rsid="0002fcc8" style:font-size-asian="11pt" style:font-size-complex="11pt"/>
    </style:style>
    <style:style style:name="P5" style:family="paragraph" style:parent-style-name="Preformatted_20_Text">
      <style:text-properties style:font-name="Times New Roman" fo:font-size="13pt" fo:language="ru" fo:country="RU" fo:font-weight="bold" officeooo:rsid="0002fcc8" officeooo:paragraph-rsid="0002fcc8" style:font-size-asian="13pt" style:font-weight-asian="bold" style:font-size-complex="13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8pt" fo:language="ru" fo:country="RU" fo:font-weight="bold" officeooo:rsid="0002fcc8" officeooo:paragraph-rsid="0002fcc8" style:font-size-asian="18pt" style:font-weight-asian="bold" style:font-size-complex="1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РЕЗЮМЕ</text:span></text:p>
      <text:p text:style-name="P1"/>
      <text:p text:style-name="P2">Давыдов Андрей Анатольевич</text:p>
      <text:p text:style-name="P3"/>
      <text:p text:style-name="P4">Занятость : <text:span text:style-name="T2">Полная</text:span></text:p>
      <text:p text:style-name="P4">График работы :<text:span text:style-name="T2"> Полный день</text:span></text:p>
      <text:p text:style-name="P4">Готовность к командировкам : <text:span text:style-name="T2">Да</text:span></text:p>
      <text:p text:style-name="P4">Желаемая заработная плата: <text:span text:style-name="T2">30 000,00</text:span></text:p>
      <text:p text:style-name="P4">телефон : <text:span text:style-name="T2">8963-227-24-94</text:span></text:p>
      <text:p text:style-name="P4"/>
      <text:p text:style-name="P5">Личная информация</text:p>
      <text:p text:style-name="P4"/>
      <text:p text:style-name="P4">Гражданство : <text:span text:style-name="T2">РФ</text:span></text:p>
      <text:p text:style-name="P4">Место проживания : <text:span text:style-name="T2">г.Тула</text:span></text:p>
      <text:p text:style-name="P4">Образование : <text:span text:style-name="T2">Среднее</text:span></text:p>
      <text:p text:style-name="P4">Дата рождения : <text:span text:style-name="T2">24 января 1981г</text:span></text:p>
      <text:p text:style-name="P4">Пол : <text:span text:style-name="T2">Мужской</text:span></text:p>
      <text:p text:style-name="P3"/>
      <text:p text:style-name="P4">Опыт работы</text:p>
      <text:p text:style-name="P4">Период работы : <text:span text:style-name="T2">23 октября 2000г- 03 июля 2001г</text:span></text:p>
      <text:p text:style-name="P4">Должность : <text:span text:style-name="T2">грузчик</text:span></text:p>
      <text:p text:style-name="P4">Организация : <text:span text:style-name="T2">ООО Автошина</text:span></text:p>
      <text:p text:style-name="P4"/>
      <text:p text:style-name="P4">Период работы : <text:span text:style-name="T2">08 августа 2001г — 02 ноября 2004г</text:span></text:p>
      <text:p text:style-name="P4">Должность : <text:span text:style-name="T2">грузчик-экспедитор</text:span></text:p>
      <text:p text:style-name="P4">Организация : <text:span text:style-name="T2">ООО Автошина</text:span></text:p>
      <text:p text:style-name="P4"/>
      <text:p text:style-name="P4">период работы : <text:span text:style-name="T2">11 января 2005г- 09 июня 2007г</text:span></text:p>
      <text:p text:style-name="P4">Должность :<text:span text:style-name="T2"> Полировщик 2 разряда в гальванический цех</text:span></text:p>
      <text:p text:style-name="P4">Организация : <text:span text:style-name="T2">ООО Аркон</text:span></text:p>
      <text:p text:style-name="P4"/>
      <text:p text:style-name="P4">Период работы : <text:span text:style-name="T2">29 июня 2007г- 08 ноября 2007г</text:span></text:p>
      <text:p text:style-name="P4">Должность :<text:span text:style-name="T2"> слесарь-монтажник</text:span></text:p>
      <text:p text:style-name="P4">Организация : <text:span text:style-name="T2">ООО ММК</text:span></text:p>
      <text:p text:style-name="P4"/>
      <text:p text:style-name="P4">Период работы :<text:span text:style-name="T2"> 03 декабря 2007г- 16 января 2018г</text:span></text:p>
      <text:p text:style-name="P4">Должность : <text:span text:style-name="T2">полировщик 2 разряда в гальванический цех</text:span></text:p>
      <text:p text:style-name="P4">Организация : <text:span text:style-name="T2">ООО Аркон</text:span></text:p>
      <text:p text:style-name="P4"/>
      <text:p text:style-name="P4">Период работы : <text:span text:style-name="T2">17 января 2018г по настоящее время</text:span></text:p>
      <text:p text:style-name="P4">Должность : <text:span text:style-name="T2">водитель</text:span></text:p>
      <text:p text:style-name="P4"/>
      <text:p text:style-name="P4">Образование : <text:span text:style-name="T2">среднее</text:span></text:p>
      <text:p text:style-name="P4"/>
      <text:p text:style-name="P4">Курсы : <text:span text:style-name="T2">Газоэлектросварщик 3 разряда в учебном заведении ООО Оборонная 40 , продолжительность 48 ак.часов в 2016г</text:span></text:p>
      <text:p text:style-name="P4"/>
      <text:p text:style-name="P5">Дополнительная информация</text:p>
      <text:p text:style-name="P4"/>
      <text:p text:style-name="P4">Компьютерные навыки: у<text:span text:style-name="T2">веренный пользователь - печать, сканирование, интернет, электронная почта</text:span></text:p>
      <text:p text:style-name="P3">Наличие водительского удостоверения (категория) В</text:p>
      <text:p text:style-name="P4"/>
      <text:p text:style-name="P3">Отсутствие вредных привычек, энергичность, самостоятельность, ответственность, коммуникабельность, быстрая обучаемость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4:33:02.505000000</dc:date>
    <meta:editing-duration>PT2M55S</meta:editing-duration>
    <meta:editing-cycles>1</meta:editing-cycles>
    <meta:document-statistic meta:table-count="0" meta:image-count="0" meta:object-count="0" meta:page-count="1" meta:paragraph-count="37" meta:word-count="196" meta:character-count="1334" meta:non-whitespace-character-count="1174"/>
    <meta:generator>LibreOffice/4.4.1.2$Windows_x86 LibreOffice_project/45e2de17089c24a1fa810c8f975a7171ba4cd432</meta:generator>
  </office:meta>
</office:document-meta>
</file>